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30f" officeooo:paragraph-rsid="001f230f"/>
    </style:style>
    <style:style style:name="P2" style:family="paragraph" style:parent-style-name="Standard">
      <style:text-properties officeooo:rsid="001fe518" officeooo:paragraph-rsid="001fe518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230f" officeooo:paragraph-rsid="001f230f"/>
    </style:style>
    <style:style style:name="T1" style:family="text">
      <style:text-properties officeooo:rsid="001fe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E( id,dir,provincia)</text:p>
      <text:p text:style-name="P1">CP{Id}</text:p>
      <text:p text:style-name="P1"/>
      <text:p text:style-name="P1">FACTURA(Num,fecha,Id)</text:p>
      <text:p text:style-name="P1">CP{Num}</text:p>
      <text:p text:style-name="P1">Caj{ID}-CLIENTE</text:p>
      <text:p text:style-name="P1">VNN{Id}</text:p>
      <text:p text:style-name="P1"/>
      <text:p text:style-name="P1">ARTICULO(Cod,Precio,Descripcion,Cod_proveedor)</text:p>
      <text:p text:style-name="P1">CP{Cod}</text:p>
      <text:p text:style-name="P1">Caj{Cod_proveedor}-PROVEEDOR</text:p>
      <text:p text:style-name="P1"/>
      <text:p text:style-name="P1">X(Num,Cod,cantidad,precio)</text:p>
      <text:p text:style-name="P1">CP{Num,Cod}</text:p>
      <text:p text:style-name="P1">Caj{Num}-FACTURA</text:p>
      <text:p text:style-name="P1">Caj{Cod}-ARTICULO</text:p>
      <text:p text:style-name="P1">Restriccion: Toda fila de la tabla FACTURA esta referenciada por al menos una fila de la tabla X</text:p>
      <text:p text:style-name="P1"/>
      <text:p text:style-name="P1">PROVEEDOR(Cod,nombre)</text:p>
      <text:p text:style-name="P1">CP{Cod}</text:p>
      <text:p text:style-name="P1"/>
      <text:p text:style-name="P3"/>
      <text:p text:style-name="P1"/>
      <text:p text:style-name="P1">CLIENTE(DNI,Nombre)</text:p>
      <text:p text:style-name="P1">CP{DNI}</text:p>
      <text:p text:style-name="P1"/>
      <text:p text:style-name="P1">SERVICIO(Id,descripcion)</text:p>
      <text:p text:style-name="P1">CP{Id}</text:p>
      <text:p text:style-name="P1"/>
      <text:p text:style-name="P1">EMPRESA(Num,Nombre)</text:p>
      <text:p text:style-name="P1">CP{Num}</text:p>
      <text:p text:style-name="P1"/>
      <text:p text:style-name="P1">CONTRATA(DNI,Id,Num)</text:p>
      <text:p text:style-name="P1">Caj{DNI}-CLIENTE</text:p>
      <text:p text:style-name="P1">Caj{Id}-SERVICIO</text:p>
      <text:p text:style-name="P1">Caj{Num}-EMPRESA</text:p>
      <text:p text:style-name="P1">CP{DNI,Id}</text:p>
      <text:p text:style-name="P1">VNN{Num<text:span text:style-name="T1">}</text:span></text:p>
      <text:p text:style-name="P3"/>
      <text:p text:style-name="P1"/>
      <text:p text:style-name="P2">B(B0,B1)</text:p>
      <text:p text:style-name="P2">CP{B0}</text:p>
      <text:p text:style-name="P2"/>
      <text:p text:style-name="P2">A(A0,A1,B0,C0)</text:p>
      <text:p text:style-name="P2">CP{A0,B0}</text:p>
      <text:p text:style-name="P2">Caj{b0}-B</text:p>
      <text:p text:style-name="P2">Caj{C0}-C</text:p>
      <text:p text:style-name="P2">VNN{C0}</text:p>
      <text:p text:style-name="P2"/>
      <text:p text:style-name="P2">C(C0,C1)</text:p>
      <text:p text:style-name="P2">CP{C0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0:26:31.598841187</meta:creation-date>
    <dc:date>2019-11-22T10:44:23.885266159</dc:date>
    <meta:editing-duration>PT6M2S</meta:editing-duration>
    <meta:editing-cycles>1</meta:editing-cycles>
    <meta:document-statistic meta:table-count="0" meta:image-count="0" meta:object-count="0" meta:page-count="1" meta:paragraph-count="37" meta:word-count="55" meta:character-count="601" meta:non-whitespace-character-count="583"/>
    <meta:generator>LibreOffice/5.1.6.2$Linux_X86_64 LibreOffice_project/10m0$Build-2</meta:generator>
  </office:meta>
</office:document-meta>
</file>